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orizontal_20_Line">
      <style:text-properties fo:font-size="16pt" style:text-underline-style="none" fo:font-weight="bold" officeooo:rsid="00356a02" style:font-size-asian="16pt" style:font-weight-asian="bold" style:font-size-complex="16pt" style:font-weight-complex="bold"/>
    </style:style>
    <style:style style:name="P2" style:family="paragraph" style:parent-style-name="Preformatted_20_Text">
      <style:paragraph-properties fo:margin-left="2cm" fo:margin-right="0cm" fo:text-indent="0cm" style:auto-text-indent="false"/>
    </style:style>
    <style:style style:name="P3" style:family="paragraph" style:parent-style-name="Preformatted_20_Text">
      <style:paragraph-properties fo:margin-left="2cm" fo:margin-right="0cm" fo:margin-top="0cm" fo:margin-bottom="0.499cm" loext:contextual-spacing="false" fo:text-indent="0cm" style:auto-text-indent="false"/>
    </style:style>
    <style:style style:name="P4" style:family="paragraph" style:parent-style-name="Quotations">
      <style:paragraph-properties fo:margin-left="2cm" fo:margin-right="1cm" fo:text-indent="0cm" style:auto-text-indent="false"/>
    </style:style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Standard">
      <style:text-properties fo:font-size="16pt" style:text-underline-style="none" fo:font-weight="bold" officeooo:rsid="000a8ee5" officeooo:paragraph-rsid="000a8ee5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style:text-underline-style="none" fo:font-weight="bold" officeooo:rsid="000ca541" officeooo:paragraph-rsid="000ca541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style:text-underline-style="none" fo:font-weight="bold" officeooo:rsid="000ca541" officeooo:paragraph-rsid="000ddd3b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style:text-underline-style="none" fo:font-weight="bold" officeooo:rsid="000ddd3b" officeooo:paragraph-rsid="000ddd3b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style:text-underline-style="none" fo:font-weight="bold" officeooo:rsid="000ec179" officeooo:paragraph-rsid="000ec179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style:text-underline-style="none" fo:font-weight="bold" officeooo:rsid="0011a57f" officeooo:paragraph-rsid="0011a57f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style:text-underline-style="none" fo:font-weight="bold" officeooo:rsid="00172fd2" officeooo:paragraph-rsid="00172fd2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style:text-underline-style="none" fo:font-weight="bold" officeooo:rsid="00172fd2" officeooo:paragraph-rsid="001f5113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style:text-underline-style="none" fo:font-weight="bold" officeooo:rsid="002d0149" officeooo:paragraph-rsid="002d0149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6pt" style:text-underline-style="none" fo:font-weight="bold" officeooo:rsid="002e2bd5" officeooo:paragraph-rsid="002e2bd5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6pt" style:text-underline-style="none" fo:font-weight="bold" officeooo:rsid="00337998" officeooo:paragraph-rsid="00337998" style:font-size-asian="16pt" style:font-weight-asian="bold" style:font-size-complex="16pt" style:font-weight-complex="bold"/>
    </style:style>
    <style:style style:name="P17" style:family="paragraph" style:parent-style-name="Standard">
      <style:text-properties fo:font-size="16pt" style:text-underline-style="none" fo:font-weight="bold" officeooo:rsid="00337998" officeooo:paragraph-rsid="004779dc" style:font-size-asian="16pt" style:font-weight-asian="bold" style:font-size-complex="16pt" style:font-weight-complex="bold"/>
    </style:style>
    <style:style style:name="P18" style:family="paragraph" style:parent-style-name="Standard">
      <style:text-properties fo:font-size="16pt" style:text-underline-style="none" fo:font-weight="bold" officeooo:rsid="00337998" officeooo:paragraph-rsid="004cd874" style:font-size-asian="16pt" style:font-weight-asian="bold" style:font-size-complex="16pt" style:font-weight-complex="bold"/>
    </style:style>
    <style:style style:name="P19" style:family="paragraph" style:parent-style-name="Standard">
      <style:text-properties fo:font-size="16pt" style:text-underline-style="none" fo:font-weight="bold" officeooo:rsid="00356a02" officeooo:paragraph-rsid="00356a02" style:font-size-asian="16pt" style:font-weight-asian="bold" style:font-size-complex="16pt" style:font-weight-complex="bold"/>
    </style:style>
    <style:style style:name="P20" style:family="paragraph" style:parent-style-name="Standard">
      <style:text-properties fo:font-size="16pt" style:text-underline-style="none" fo:font-weight="bold" officeooo:rsid="003c21fa" officeooo:paragraph-rsid="003c21fa" style:font-size-asian="16pt" style:font-weight-asian="bold" style:font-size-complex="16pt" style:font-weight-complex="bold"/>
    </style:style>
    <style:style style:name="P21" style:family="paragraph" style:parent-style-name="Standard">
      <style:text-properties fo:font-size="16pt" style:text-underline-style="none" fo:font-weight="bold" officeooo:rsid="00436072" officeooo:paragraph-rsid="00436072" style:font-size-asian="16pt" style:font-weight-asian="bold" style:font-size-complex="16pt" style:font-weight-complex="bold"/>
    </style:style>
    <style:style style:name="P22" style:family="paragraph" style:parent-style-name="Standard">
      <style:text-properties fo:font-size="16pt" style:text-underline-style="none" fo:font-weight="bold" officeooo:rsid="004459b4" officeooo:paragraph-rsid="004459b4" style:font-size-asian="16pt" style:font-weight-asian="bold" style:font-size-complex="16pt" style:font-weight-complex="bold"/>
    </style:style>
    <style:style style:name="P23" style:family="paragraph" style:parent-style-name="Standard">
      <style:text-properties fo:font-size="16pt" style:text-underline-style="none" fo:font-weight="normal" officeooo:rsid="00483fe7" officeooo:paragraph-rsid="00483fe7" style:font-size-asian="16pt" style:font-weight-asian="normal" style:font-size-complex="16pt" style:font-weight-complex="normal"/>
    </style:style>
    <style:style style:name="P24" style:family="paragraph" style:parent-style-name="List_20_Contents">
      <style:paragraph-properties fo:margin-top="0cm" fo:margin-bottom="0.499cm" loext:contextual-spacing="false"/>
    </style:style>
    <style:style style:name="P25" style:family="paragraph" style:parent-style-name="List_20_Contents">
      <style:paragraph-properties fo:margin-left="2cm" fo:margin-right="0cm" fo:margin-top="0cm" fo:margin-bottom="0.499cm" loext:contextual-spacing="false" fo:text-indent="0cm" style:auto-text-indent="false"/>
    </style:style>
    <style:style style:name="P26" style:family="paragraph" style:parent-style-name="List_20_Heading">
      <style:text-properties fo:font-size="16pt" style:text-underline-style="none" fo:font-weight="bold" officeooo:rsid="00337998" officeooo:paragraph-rsid="004cd874" style:font-size-asian="16pt" style:font-weight-asian="bold" style:font-size-complex="16pt" style:font-weight-complex="bold"/>
    </style:style>
    <style:style style:name="P27" style:family="paragraph" style:parent-style-name="List_20_Heading">
      <style:paragraph-properties fo:margin-top="0cm" fo:margin-bottom="0.499cm" loext:contextual-spacing="false"/>
    </style:style>
    <style:style style:name="P28" style:family="paragraph" style:parent-style-name="List_20_Heading">
      <style:paragraph-properties fo:margin-left="1cm" fo:margin-right="0cm" fo:text-indent="0cm" style:auto-text-indent="false"/>
    </style:style>
    <style:style style:name="P29" style:family="paragraph" style:parent-style-name="List_20_Heading">
      <style:paragraph-properties fo:margin-left="1cm" fo:margin-right="0cm" fo:margin-top="0cm" fo:margin-bottom="0.499cm" loext:contextual-spacing="false" fo:text-indent="0cm" style:auto-text-indent="false"/>
    </style:style>
    <style:style style:name="P30" style:family="paragraph">
      <loext:graphic-properties draw:fill="none" draw:fill-color="#ff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officeooo:rsid="004779dc" style:font-size-asian="12.25pt" style:font-size-complex="14pt"/>
    </style:style>
    <style:style style:name="T4" style:family="text">
      <style:text-properties fo:font-size="14pt" officeooo:rsid="004cd874" style:font-size-asian="12.25pt" style:font-size-complex="14pt"/>
    </style:style>
    <style:style style:name="T5" style:family="text">
      <style:text-properties fo:font-size="14pt" fo:font-weight="normal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0b94d3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0ddd3b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132b83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297a48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37b1f3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3dcfff" style:font-size-asian="12.25pt" style:font-weight-asian="normal" style:font-size-complex="14pt" style:font-weight-complex="normal"/>
    </style:style>
    <style:style style:name="T12" style:family="text">
      <style:text-properties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13" style:family="text">
      <style:text-properties fo:font-size="14pt" fo:font-style="italic" fo:font-weight="normal" officeooo:rsid="001de0c4" style:font-size-asian="12.25pt" style:font-style-asian="italic" style:font-weight-asian="normal" style:font-size-complex="14pt" style:font-style-complex="italic" style:font-weight-complex="normal"/>
    </style:style>
    <style:style style:name="T14" style:family="text">
      <style:text-properties fo:font-size="14pt" fo:font-style="italic" fo:font-weight="normal" officeooo:rsid="001f5113" style:font-size-asian="12.25pt" style:font-style-asian="italic" style:font-weight-asian="normal" style:font-size-complex="14pt" style:font-style-complex="italic" style:font-weight-complex="normal"/>
    </style:style>
    <style:style style:name="T15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size="14pt" fo:font-style="normal" fo:font-weight="normal" officeooo:rsid="000ec179" style:font-size-asian="12.25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size="14pt" fo:font-style="normal" fo:font-weight="normal" officeooo:rsid="001f5113" style:font-size-asian="12.25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size="14pt" fo:font-style="normal" fo:font-weight="normal" officeooo:rsid="001fceb8" style:font-size-asian="12.25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4d9335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solid" svg:stroke-color="#000000" draw:fill="none" draw:fill-color="#ffffff" fo:min-height="2.5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color="#000000" draw:fill="none" draw:fill-color="#ffffff" fo:min-height="2.5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color="#000000" draw:fill="none" draw:fill-color="#ffffff" fo:min-height="5.06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YARA Modules<text:span text:style-name="T1"><text:tab/><text:tab/><text:tab/><text:tab/><text:tab/><text:tab/><text:tab/> <text:s text:c="9"/></text:span><text:span text:style-name="T6">Matthew Jang</text:span></text:p>
      <text:p text:style-name="P6"><text:span text:style-name="T6"/></text:p>
      <text:p text:style-name="P7"><text:span text:style-name="T6">M</text:span><text:span text:style-name="T5">odules are extensions to YARA. They help us create clearer and more specific rules. </text:span></text:p>
      <text:p text:style-name="P7"><text:span text:style-name="T5"/></text:p>
      <text:p text:style-name="P20"><text:span text:style-name="T5">Module들을 상용하면“for” operator 이란게 있는데 malware를 찾을때 까지 </text:span><text:span text:style-name="T11">파일을 </text:span><text:span text:style-name="T5">loop 한다고 합니다. </text:span></text:p>
      <text:p text:style-name="P7"><text:span text:style-name="T5"/></text:p>
      <text:p text:style-name="P8"><text:span text:style-name="T5">Some modules that are already built within YARA include PE, Cuckoo, ELF, Magic, Hash, and Math. </text:span><text:span text:style-name="T7">(More info @ </text:span><text:a xlink:type="simple" xlink:href="http://yara.readthedocs.io/en/v3.5.0/modules.html" text:style-name="Internet_20_link" text:visited-style-name="Visited_20_Internet_20_Link"><text:span text:style-name="T7">http://yara.readthedocs.io/en/v3.5.0/modules.html</text:span></text:a><text:span text:style-name="T7">)</text:span></text:p>
      <text:p text:style-name="P8"><text:span text:style-name="T7"/></text:p>
      <text:p text:style-name="P9"><text:span text:style-name="T5">First step to using YARA modules is with the </text:span><text:span text:style-name="T12">import</text:span><text:span text:style-name="T15"> statement. </text:span><text:span text:style-name="T16">For instance,</text:span></text:p>
      <text:p text:style-name="P9"><draw:frame text:anchor-type="paragraph" draw:z-index="0" draw:name="Shape1" draw:style-name="gr1" draw:text-style-name="P30" svg:width="16.537cm" svg:height="2.58cm" svg:x="-0.166cm" svg:y="0.31cm"><draw:text-box><text:p/></draw:text-box></draw:frame><text:span text:style-name="T16"/></text:p>
      <text:p text:style-name="P10"><text:span text:style-name="T15">import “pe”<text:tab/><text:tab/><text:tab/><text:tab/>→ imports the PE module and its features</text:span></text:p>
      <text:p text:style-name="P10"><text:span text:style-name="T15"/></text:p>
      <text:p text:style-name="P10"><text:span text:style-name="T15">import “cuckoo” <text:tab/><text:tab/><text:tab/>→ imports the Cuckoo module and its features</text:span></text:p>
      <text:p text:style-name="P10"><text:span text:style-name="T15"/></text:p>
      <text:p text:style-name="P10"><draw:frame text:anchor-type="paragraph" draw:z-index="1" draw:name="Shape2" draw:style-name="gr2" draw:text-style-name="P30" svg:width="3.44cm" svg:height="0.662cm" svg:x="11.146cm" svg:y="0.545cm"><draw:text-box><text:p/></draw:text-box></draw:frame><text:span text:style-name="T15"/></text:p>
      <text:p text:style-name="P11"><text:span text:style-name="T5">After importing, we can use any of its features by using </text:span><text:span text:style-name="T12">&lt;module name&gt;.</text:span><text:span text:style-name="T5"> as a prefix to the variables. </text:span><text:span text:style-name="T8">For example,</text:span></text:p>
      <text:p text:style-name="P11"><draw:frame text:anchor-type="paragraph" draw:z-index="2" draw:name="Shape3" draw:style-name="gr3" draw:text-style-name="P30" svg:width="16.47cm" svg:height="2.514cm" svg:x="-0.166cm" svg:y="0.362cm"><draw:text-box><text:p/></draw:text-box></draw:frame><text:span text:style-name="T8"/></text:p>
      <text:p text:style-name="P12"><text:span text:style-name="T8">p</text:span><text:span text:style-name="T5">e.entry_point == 0x1000<text:tab/><text:tab/>→</text:span><text:span text:style-name="T9"> </text:span><text:span text:style-name="T5"><text:tab/></text:span><text:span text:style-name="T13">&lt;</text:span><text:span text:style-name="T14">m</text:span><text:span text:style-name="T13">odule name&gt;. </text:span><text:span text:style-name="T17">= pe.</text:span><text:span text:style-name="T5"><text:line-break/></text:span></text:p>
      <text:p text:style-name="P13"><text:span text:style-name="T5">cuckoo.http_request(/someregexp/)<text:tab/>→</text:span><text:span text:style-name="T9"> </text:span><text:span text:style-name="T5"><text:tab/></text:span><text:span text:style-name="T13">&lt;</text:span><text:span text:style-name="T14">m</text:span><text:span text:style-name="T13">odule name&gt;. </text:span><text:span text:style-name="T17">= </text:span><text:span text:style-name="T18">cuckoo.</text:span></text:p>
      <text:p text:style-name="P12"><text:span text:style-name="T5"/></text:p>
      <text:p text:style-name="P12"><text:span text:style-name="T5"/></text:p>
      <text:p text:style-name="P14"><text:span text:style-name="T5">Now if we incorporate this all-together into a rule:</text:span></text:p>
      <text:p text:style-name="P14"><text:span text:style-name="T5"/></text:p>
      <text:p text:style-name="P14"><text:span text:style-name="T5">import “pe”</text:span></text:p>
      <text:p text:style-name="P14"><draw:frame text:anchor-type="paragraph" draw:z-index="3" draw:name="Shape4" draw:style-name="gr4" draw:text-style-name="P30" svg:width="16.602cm" svg:height="5.061cm" svg:x="-0.132cm" svg:y="0.395cm"><draw:text-box><text:p/></draw:text-box></draw:frame><text:span text:style-name="T5"/></text:p>
      <text:p text:style-name="P14"><text:span text:style-name="T5">rule Test</text:span></text:p>
      <text:p text:style-name="P14"><text:span text:style-name="T5">{</text:span></text:p>
      <text:p text:style-name="P14"><text:span text:style-name="T5"><text:tab/>strings:</text:span></text:p>
      <text:p text:style-name="P14"><text:span text:style-name="T5"><text:tab/><text:tab/>$a = “some string”</text:span></text:p>
      <text:p text:style-name="P14"><text:span text:style-name="T5"><text:tab/></text:span></text:p>
      <text:p text:style-name="P14"><text:span text:style-name="T5"><text:tab/>condition:</text:span></text:p>
      <text:p text:style-name="P14"><text:span text:style-name="T5"><text:tab/><text:tab/>$a and </text:span><text:span text:style-name="T2">pe.entry_point</text:span><text:span text:style-name="T5"> == 0x1000</text:span></text:p>
      <text:p text:style-name="P15"><text:span text:style-name="T5">}</text:span></text:p>
      <text:p text:style-name="P12"><text:span text:style-name="T5"/></text:p>
      <text:p text:style-name="P11"><text:span text:style-name="T8"/></text:p>
      <text:p text:style-name="P11"><text:span text:style-name="T8"/></text:p>
      <text:p text:style-name="P7"><text:span text:style-name="T5"/></text:p>
      <text:p text:style-name="P7"><text:span text:style-name="T5"/></text:p>
      <text:p text:style-name="P7"><text:span text:style-name="T5"/></text:p>
      <text:p text:style-name="P21"><text:soft-page-break/><text:span text:style-name="T5"/></text:p>
      <text:p text:style-name="P16"><text:span text:style-name="T5">Let us look more in-depth at the various modules that YARA offers.</text:span></text:p>
      <text:p text:style-name="P16"><text:span text:style-name="T5"/></text:p>
      <text:p text:style-name="P16"><text:span text:style-name="T2">PE Module</text:span></text:p>
      <text:p text:style-name="P16"><text:span text:style-name="T5"/></text:p>
      <text:p text:style-name="P19"><text:span text:style-name="T5">The PE module seems to be more the more widely used module in YARA. </text:span><text:span text:style-name="T10">PE stands for portable executable files. </text:span><text:span text:style-name="T5"><text:s/></text:span></text:p>
      <text:p text:style-name="P19"><text:span text:style-name="T5"/></text:p>
      <text:p text:style-name="P22"><text:span text:style-name="T5">PE 가 쓸수있는 references 입니다:</text:span></text:p>
      <text:p text:style-name="P22"/>
      <text:p text:style-name="P19"/>
      <text:section text:style-name="Sect1" text:name="pe-module">
        <text:section text:style-name="Sect1" text:name="reference">
          <text:h text:style-name="Heading_20_2" text:outline-level="2">Reference</text:h>
          <text:p text:style-name="P27"><text:span text:style-name="Source_20_Text">machine</text:span> </text:p>
          <text:p text:style-name="P24">Changed in version 3.3.0.</text:p>
          <text:p text:style-name="P24">Integer with one of the following values:</text:p>
          <text:p text:style-name="P28"><text:span text:style-name="Source_20_Text">MACHINE_UNKNOWN</text:span> </text:p>
          <text:p text:style-name="P28"><text:span text:style-name="Source_20_Text">MACHINE_AM33</text:span> </text:p>
          <text:p text:style-name="P28"><text:span text:style-name="Source_20_Text">MACHINE_AMD64</text:span> </text:p>
          <text:p text:style-name="P28"><text:span text:style-name="Source_20_Text">MACHINE_ARM</text:span> </text:p>
          <text:p text:style-name="P28"><text:span text:style-name="Source_20_Text">MACHINE_ARMNT</text:span> </text:p>
          <text:p text:style-name="P28"><text:span text:style-name="Source_20_Text">MACHINE_ARM64</text:span> </text:p>
          <text:p text:style-name="P28"><text:span text:style-name="Source_20_Text">MACHINE_EBC</text:span> </text:p>
          <text:p text:style-name="P28"><text:span text:style-name="Source_20_Text">MACHINE_I386</text:span> </text:p>
          <text:p text:style-name="P28"><text:span text:style-name="Source_20_Text">MACHINE_IA64</text:span> </text:p>
          <text:p text:style-name="P28"><text:span text:style-name="Source_20_Text">MACHINE_M32R</text:span> </text:p>
          <text:p text:style-name="P28"><text:span text:style-name="Source_20_Text">MACHINE_MIPS16</text:span> </text:p>
          <text:p text:style-name="P28"><text:span text:style-name="Source_20_Text">MACHINE_MIPSFPU</text:span> </text:p>
          <text:p text:style-name="P28"><text:span text:style-name="Source_20_Text">MACHINE_MIPSFPU16</text:span> </text:p>
          <text:p text:style-name="P28"><text:span text:style-name="Source_20_Text">MACHINE_POWERPC</text:span> </text:p>
          <text:p text:style-name="P28"><text:span text:style-name="Source_20_Text">MACHINE_POWERPCFP</text:span> </text:p>
          <text:p text:style-name="P28"><text:span text:style-name="Source_20_Text">MACHINE_R4000</text:span> </text:p>
          <text:p text:style-name="P28"><text:span text:style-name="Source_20_Text">MACHINE_SH3</text:span> </text:p>
          <text:p text:style-name="P28"><text:span text:style-name="Source_20_Text">MACHINE_SH3DSP</text:span> </text:p>
          <text:p text:style-name="P28"><text:span text:style-name="Source_20_Text">MACHINE_SH4</text:span> </text:p>
          <text:p text:style-name="P28"><text:span text:style-name="Source_20_Text">MACHINE_SH5</text:span> </text:p>
          <text:p text:style-name="P28"><text:span text:style-name="Source_20_Text">MACHINE_THUMB</text:span> </text:p>
          <text:p text:style-name="P29"><text:span text:style-name="Source_20_Text">MACHINE_WCEMIPSV2</text:span> </text:p>
          <text:p text:style-name="P24"><text:span text:style-name="Emphasis">Example: pe.machine == pe.MACHINE_AMD64</text:span></text:p>
          <text:p text:style-name="P27"><text:span text:style-name="Source_20_Text">subsystem</text:span> </text:p>
          <text:p text:style-name="P24">Integer with one of the following values:</text:p>
          <text:p text:style-name="P28"><text:soft-page-break/><text:span text:style-name="Source_20_Text">SUBSYSTEM_UNKNOWN</text:span> </text:p>
          <text:p text:style-name="P28"><text:span text:style-name="Source_20_Text">SUBSYSTEM_NATIVE</text:span> </text:p>
          <text:p text:style-name="P28"><text:span text:style-name="Source_20_Text">SUBSYSTEM_WINDOWS_GUI</text:span> </text:p>
          <text:p text:style-name="P28"><text:span text:style-name="Source_20_Text">SUBSYSTEM_WINDOWS_CUI</text:span> </text:p>
          <text:p text:style-name="P28"><text:span text:style-name="Source_20_Text">SUBSYSTEM_OS2_CUI</text:span> </text:p>
          <text:p text:style-name="P28"><text:span text:style-name="Source_20_Text">SUBSYSTEM_POSIX_CUI</text:span> </text:p>
          <text:p text:style-name="P29"><text:span text:style-name="Source_20_Text">SUBSYSTEM_NATIVE_WINDOWS</text:span> </text:p>
          <text:p text:style-name="P24"><text:span text:style-name="Emphasis">Example: pe.subsystem == pe.SUBSYSTEM_NATIVE</text:span></text:p>
          <text:p text:style-name="P27"><text:span text:style-name="Source_20_Text">timestamp</text:span> </text:p>
          <text:p text:style-name="P24">PE timestamp.</text:p>
          <text:p text:style-name="P27"><text:span text:style-name="Source_20_Text">entry_point</text:span> </text:p>
          <text:p text:style-name="P24">Entry point raw offset or virtual address depending if YARA is scanning a file or process memory respectively. This is equivalent to the deprecated <text:span text:style-name="Source_20_Text">entrypoint</text:span> keyword.</text:p>
          <text:p text:style-name="P27"><text:span text:style-name="Source_20_Text">image_base</text:span> </text:p>
          <text:p text:style-name="P24">Image base relative virtual address.</text:p>
          <text:p text:style-name="P27"><text:span text:style-name="Source_20_Text">characteristics</text:span> </text:p>
          <text:p text:style-name="P24">Bitmap with PE characteristics. Individual characteristics can be inspected by performing a bitwise AND operation with the following constants:</text:p>
          <text:p text:style-name="P28"><text:span text:style-name="Source_20_Text">RELOCS_STRIPPED</text:span> </text:p>
          <text:p text:style-name="P28"><text:span text:style-name="Source_20_Text">EXECUTABLE_IMAGE</text:span> </text:p>
          <text:p text:style-name="P28"><text:span text:style-name="Source_20_Text">LINE_NUMS_STRIPPED</text:span> </text:p>
          <text:p text:style-name="P28"><text:span text:style-name="Source_20_Text">LOCAL_SYMS_STRIPPED</text:span> </text:p>
          <text:p text:style-name="P28"><text:span text:style-name="Source_20_Text">AGGRESIVE_WS_TRIM</text:span> </text:p>
          <text:p text:style-name="P28"><text:span text:style-name="Source_20_Text">LARGE_ADDRESS_AWARE</text:span> </text:p>
          <text:p text:style-name="P28"><text:span text:style-name="Source_20_Text">BYTES_REVERSED_LO</text:span> </text:p>
          <text:p text:style-name="P28"><text:span text:style-name="Source_20_Text">MACHINE_32BIT</text:span> </text:p>
          <text:p text:style-name="P28"><text:span text:style-name="Source_20_Text">DEBUG_STRIPPED</text:span> </text:p>
          <text:p text:style-name="P28"><text:span text:style-name="Source_20_Text">REMOVABLE_RUN_FROM_SWAP</text:span> </text:p>
          <text:p text:style-name="P28"><text:span text:style-name="Source_20_Text">NET_RUN_FROM_SWAP</text:span> </text:p>
          <text:p text:style-name="P28"><text:span text:style-name="Source_20_Text">SYSTEM</text:span> </text:p>
          <text:p text:style-name="P28"><text:span text:style-name="Source_20_Text">DLL</text:span> </text:p>
          <text:p text:style-name="P28"><text:span text:style-name="Source_20_Text">UP_SYSTEM_ONLY</text:span> </text:p>
          <text:p text:style-name="P29"><text:span text:style-name="Source_20_Text">BYTES_REVERSED_HI</text:span> </text:p>
          <text:p text:style-name="P24"><text:span text:style-name="Emphasis">Example: pe.characteristics &amp; pe.DLL</text:span></text:p>
          <text:p text:style-name="P27"><text:span text:style-name="Source_20_Text">linker_version</text:span> </text:p>
          <text:p text:style-name="P24">An object with two integer attributes, one for each major and minor linker version.</text:p>
          <text:p text:style-name="P29"><text:soft-page-break/><text:span text:style-name="Source_20_Text">major</text:span> </text:p>
          <text:p text:style-name="P25">Major linker version.</text:p>
          <text:p text:style-name="P29"><text:span text:style-name="Source_20_Text">minor</text:span> </text:p>
          <text:p text:style-name="P25">Minor linker version.</text:p>
          <text:p text:style-name="P27"><text:span text:style-name="Source_20_Text">os_version</text:span> </text:p>
          <text:p text:style-name="P24">An object with two integer attributes, one for each major and minor OS version.</text:p>
          <text:p text:style-name="P29"><text:span text:style-name="Source_20_Text">major</text:span> </text:p>
          <text:p text:style-name="P25">Major OS version.</text:p>
          <text:p text:style-name="P29"><text:span text:style-name="Source_20_Text">minor</text:span> </text:p>
          <text:p text:style-name="P25">Minor OS version.</text:p>
          <text:p text:style-name="P27"><text:span text:style-name="Source_20_Text">image_version</text:span> </text:p>
          <text:p text:style-name="P24">An object with two integer attributes, one for each major and minor image version.</text:p>
          <text:p text:style-name="P29"><text:span text:style-name="Source_20_Text">major</text:span> </text:p>
          <text:p text:style-name="P25">Major image version.</text:p>
          <text:p text:style-name="P29"><text:span text:style-name="Source_20_Text">minor</text:span> </text:p>
          <text:p text:style-name="P25">Minor image version.</text:p>
          <text:p text:style-name="P27"><text:span text:style-name="Source_20_Text">subsystem_version</text:span> </text:p>
          <text:p text:style-name="P24">An object with two integer attributes, one for each major and minor subsystem version.</text:p>
          <text:p text:style-name="P29"><text:span text:style-name="Source_20_Text">major</text:span> </text:p>
          <text:p text:style-name="P25">Major subsystem version.</text:p>
          <text:p text:style-name="P29"><text:span text:style-name="Source_20_Text">minor</text:span> </text:p>
          <text:p text:style-name="P25">Minor subsystem version.</text:p>
          <text:p text:style-name="P27"><text:span text:style-name="Source_20_Text">number_of_sections</text:span> </text:p>
          <text:p text:style-name="P24">Number of sections in the PE.</text:p>
          <text:p text:style-name="P27"><text:span text:style-name="Source_20_Text">sections</text:span> </text:p>
          <text:p text:style-name="P24">New in version 3.3.0.</text:p>
          <text:p text:style-name="P24"><text:soft-page-break/>An zero-based array of section objects, one for each section the PE has. Individual sections can be accessed by using the [] operator. Each section object has the following attributes:</text:p>
          <text:p text:style-name="P29"><text:span text:style-name="Source_20_Text">name</text:span> </text:p>
          <text:p text:style-name="P25">Section name.</text:p>
          <text:p text:style-name="P29"><text:span text:style-name="Source_20_Text">characteristics</text:span> </text:p>
          <text:p text:style-name="P25">Section characteristics.</text:p>
          <text:p text:style-name="P29"><text:span text:style-name="Source_20_Text">virtual_address</text:span> </text:p>
          <text:p text:style-name="P25">Section virtual address.</text:p>
          <text:p text:style-name="P29"><text:span text:style-name="Source_20_Text">virtual_size</text:span> </text:p>
          <text:p text:style-name="P25">Section virtual size.</text:p>
          <text:p text:style-name="P29"><text:span text:style-name="Source_20_Text">raw_data_offset</text:span> </text:p>
          <text:p text:style-name="P25">Section raw offset.</text:p>
          <text:p text:style-name="P29"><text:span text:style-name="Source_20_Text">raw_data_size</text:span> </text:p>
          <text:p text:style-name="P25">Section raw size.</text:p>
          <text:p text:style-name="P24"><text:span text:style-name="Emphasis">Example: pe.sections[0].name == ”.text”</text:span></text:p>
          <text:p text:style-name="P24">Individual section characteristics can be inspected using a bitwise AND operation with the following constants:</text:p>
          <text:p text:style-name="P28"><text:span text:style-name="Source_20_Text">SECTION_CNT_CODE</text:span> </text:p>
          <text:p text:style-name="P28"><text:span text:style-name="Source_20_Text">SECTION_CNT_INITIALIZED_DATA</text:span> </text:p>
          <text:p text:style-name="P28"><text:span text:style-name="Source_20_Text">SECTION_CNT_UNINITIALIZED_DATA</text:span> </text:p>
          <text:p text:style-name="P28"><text:span text:style-name="Source_20_Text">SECTION_GPREL</text:span> </text:p>
          <text:p text:style-name="P28"><text:span text:style-name="Source_20_Text">SECTION_MEM_16BIT</text:span> </text:p>
          <text:p text:style-name="P28"><text:span text:style-name="Source_20_Text">SECTION_LNK_NRELOC_OVFL</text:span> </text:p>
          <text:p text:style-name="P28"><text:span text:style-name="Source_20_Text">SECTION_MEM_DISCARDABLE</text:span> </text:p>
          <text:p text:style-name="P28"><text:span text:style-name="Source_20_Text">SECTION_MEM_NOT_CACHED</text:span> </text:p>
          <text:p text:style-name="P28"><text:span text:style-name="Source_20_Text">SECTION_MEM_NOT_PAGED</text:span> </text:p>
          <text:p text:style-name="P28"><text:span text:style-name="Source_20_Text">SECTION_MEM_SHARED</text:span> </text:p>
          <text:p text:style-name="P28"><text:span text:style-name="Source_20_Text">SECTION_MEM_EXECUTE</text:span> </text:p>
          <text:p text:style-name="P28"><text:span text:style-name="Source_20_Text">SECTION_MEM_READ</text:span> </text:p>
          <text:p text:style-name="P29"><text:span text:style-name="Source_20_Text">SECTION_MEM_WRITE</text:span> </text:p>
          <text:p text:style-name="P24"><text:span text:style-name="Emphasis">Example: pe.sections[1].characteristics &amp; SECTION_CNT_CODE</text:span></text:p>
          <text:p text:style-name="P27"><text:span text:style-name="Source_20_Text">number_of_resources</text:span> </text:p>
          <text:p text:style-name="P24"><text:soft-page-break/>Number of resources in the PE.</text:p>
          <text:p text:style-name="P27"><text:span text:style-name="Source_20_Text">resource_timestamp</text:span> </text:p>
          <text:p text:style-name="P24">Resource timestamp. This is stored as an integer.</text:p>
          <text:p text:style-name="P27"><text:span text:style-name="Source_20_Text">resource_version</text:span> </text:p>
          <text:p text:style-name="P24">An object with two integer attributes, major and minor versions.</text:p>
          <text:p text:style-name="P29"><text:span text:style-name="Source_20_Text">major</text:span> </text:p>
          <text:p text:style-name="P25">Major resource version.</text:p>
          <text:p text:style-name="P29"><text:span text:style-name="Source_20_Text">minor</text:span> </text:p>
          <text:p text:style-name="P25">Minor resource version.</text:p>
          <text:p text:style-name="P27"><text:span text:style-name="Source_20_Text">resources</text:span> </text:p>
          <text:p text:style-name="P24">Changed in version 3.3.0.</text:p>
          <text:p text:style-name="P24">An zero-based array of resource objects, one for each resource the PE has. Individual resources can be accessed by using the [] operator. Each resource object has the following attributes:</text:p>
          <text:p text:style-name="P29"><text:span text:style-name="Source_20_Text">offset</text:span> </text:p>
          <text:p text:style-name="P25">Offset for the resource data.</text:p>
          <text:p text:style-name="P29"><text:span text:style-name="Source_20_Text">length</text:span> </text:p>
          <text:p text:style-name="P25">Length of the resource data.</text:p>
          <text:p text:style-name="P29"><text:span text:style-name="Source_20_Text">type</text:span> </text:p>
          <text:p text:style-name="P25">Type of the resource (integer).</text:p>
          <text:p text:style-name="P29"><text:span text:style-name="Source_20_Text">id</text:span> </text:p>
          <text:p text:style-name="P25">ID of the resource (integer).</text:p>
          <text:p text:style-name="P29"><text:span text:style-name="Source_20_Text">language</text:span> </text:p>
          <text:p text:style-name="P25">Language of the resource (integer).</text:p>
          <text:p text:style-name="P29"><text:span text:style-name="Source_20_Text">type_string</text:span> </text:p>
          <text:p text:style-name="P25">Type of the resource as a string, if specified.</text:p>
          <text:p text:style-name="P29"><text:span text:style-name="Source_20_Text">name_string</text:span> </text:p>
          <text:p text:style-name="P25"><text:soft-page-break/>Name of the resource as a string, if specified.</text:p>
          <text:p text:style-name="P29"><text:span text:style-name="Source_20_Text">language_string</text:span> </text:p>
          <text:p text:style-name="P25">Language of the resource as a string, if specified.</text:p>
          <text:p text:style-name="P24">All resources must have an type, id (name), and language specified. They can be either an integer or string, but never both, for any given level.</text:p>
          <text:p text:style-name="P24"><text:span text:style-name="Emphasis">Example: pe.resources[0].type == pe.RESOURCE_TYPE_RCDATA</text:span></text:p>
          <text:p text:style-name="P24"><text:span text:style-name="Emphasis">Example: pe.resources[0].name_string == “F\x00I\x00L\x00E\x00”</text:span></text:p>
          <text:p text:style-name="P24">Resource types can be inspected using the following constants:</text:p>
          <text:p text:style-name="P28"><text:span text:style-name="Source_20_Text">RESOURCE_TYPE_CURSOR</text:span> </text:p>
          <text:p text:style-name="P28"><text:span text:style-name="Source_20_Text">RESOURCE_TYPE_BITMAP</text:span> </text:p>
          <text:p text:style-name="P28"><text:span text:style-name="Source_20_Text">RESOURCE_TYPE_ICON</text:span> </text:p>
          <text:p text:style-name="P28"><text:span text:style-name="Source_20_Text">RESOURCE_TYPE_MENU</text:span> </text:p>
          <text:p text:style-name="P28"><text:span text:style-name="Source_20_Text">RESOURCE_TYPE_DIALOG</text:span> </text:p>
          <text:p text:style-name="P28"><text:span text:style-name="Source_20_Text">RESOURCE_TYPE_STRING</text:span> </text:p>
          <text:p text:style-name="P28"><text:span text:style-name="Source_20_Text">RESOURCE_TYPE_FONTDIR</text:span> </text:p>
          <text:p text:style-name="P28"><text:span text:style-name="Source_20_Text">RESOURCE_TYPE_FONT</text:span> </text:p>
          <text:p text:style-name="P28"><text:span text:style-name="Source_20_Text">RESOURCE_TYPE_ACCELERATOR</text:span> </text:p>
          <text:p text:style-name="P28"><text:span text:style-name="Source_20_Text">RESOURCE_TYPE_RCDATA</text:span> </text:p>
          <text:p text:style-name="P28"><text:span text:style-name="Source_20_Text">RESOURCE_TYPE_MESSAGETABLE</text:span> </text:p>
          <text:p text:style-name="P28"><text:span text:style-name="Source_20_Text">RESOURCE_TYPE_GROUP_CURSOR</text:span> </text:p>
          <text:p text:style-name="P28"><text:span text:style-name="Source_20_Text">RESOURCE_TYPE_GROUP_ICON</text:span> </text:p>
          <text:p text:style-name="P28"><text:span text:style-name="Source_20_Text">RESOURCE_TYPE_VERSION</text:span> </text:p>
          <text:p text:style-name="P28"><text:span text:style-name="Source_20_Text">RESOURCE_TYPE_DLGINCLUDE</text:span> </text:p>
          <text:p text:style-name="P28"><text:span text:style-name="Source_20_Text">RESOURCE_TYPE_PLUGPLAY</text:span> </text:p>
          <text:p text:style-name="P28"><text:span text:style-name="Source_20_Text">RESOURCE_TYPE_VXD</text:span> </text:p>
          <text:p text:style-name="P28"><text:span text:style-name="Source_20_Text">RESOURCE_TYPE_ANICURSOR</text:span> </text:p>
          <text:p text:style-name="P28"><text:span text:style-name="Source_20_Text">RESOURCE_TYPE_ANIICON</text:span> </text:p>
          <text:p text:style-name="P28"><text:span text:style-name="Source_20_Text">RESOURCE_TYPE_HTML</text:span> </text:p>
          <text:p text:style-name="P29"><text:span text:style-name="Source_20_Text">RESOURCE_TYPE_MANIFEST</text:span> </text:p>
          <text:p text:style-name="P24">For more information refer to:</text:p>
          <text:p text:style-name="P24"><text:a xlink:type="simple" xlink:href="http://msdn.microsoft.com/en-us/library/ms648009%28v=vs.85%29.aspx" text:style-name="Internet_20_link" text:visited-style-name="Visited_20_Internet_20_Link">http://msdn.microsoft.com/en-us/library/ms648009(v=vs.85).aspx</text:a></text:p>
          <text:p text:style-name="P27"><text:span text:style-name="Source_20_Text">version_info</text:span> </text:p>
          <text:p text:style-name="P24">New in version 3.2.0.</text:p>
          <text:p text:style-name="P24">Dictionary containing PE’s version information. Typical keys are:</text:p>
          <text:p text:style-name="P4"><text:span text:style-name="Source_20_Text">Comments</text:span> <text:span text:style-name="Source_20_Text">CompanyName</text:span> <text:span text:style-name="Source_20_Text">FileDescription</text:span> <text:span text:style-name="Source_20_Text">FileVersion</text:span> <text:span text:style-name="Source_20_Text">InternalName</text:span> <text:span text:style-name="Source_20_Text">LegalCopyright</text:span> <text:span text:style-name="Source_20_Text">LegalTrademarks</text:span> <text:span text:style-name="Source_20_Text">OriginalFilename</text:span> <text:span text:style-name="Source_20_Text">ProductName</text:span> <text:span text:style-name="Source_20_Text">ProductVersion</text:span></text:p>
          <text:p text:style-name="P24"><text:soft-page-break/>For more information refer to:</text:p>
          <text:p text:style-name="P24"><text:a xlink:type="simple" xlink:href="http://msdn.microsoft.com/en-us/library/windows/desktop/ms646987%28v=vs.85%29.aspx" text:style-name="Internet_20_link" text:visited-style-name="Visited_20_Internet_20_Link">http://msdn.microsoft.com/en-us/library/windows/desktop/ms646987(v=vs.85).aspx</text:a></text:p>
          <text:p text:style-name="P24"><text:span text:style-name="Emphasis">Example: pe.version_info[“CompanyName”] contains “Microsoft”</text:span></text:p>
          <text:p text:style-name="P27"><text:span text:style-name="Source_20_Text">number_of_signatures</text:span> </text:p>
          <text:p text:style-name="P24">Number of authenticode signatures in the PE.</text:p>
          <text:p text:style-name="P27"><text:span text:style-name="Source_20_Text">signatures</text:span> </text:p>
          <text:p text:style-name="P24">An zero-based array of signature objects, one for each authenticode signature in the PE file. Usually PE files have a single signature.</text:p>
          <text:p text:style-name="P29"><text:span text:style-name="Source_20_Text">issuer</text:span> </text:p>
          <text:p text:style-name="P25">A string containing information about the issuer. These are some examples:</text:p>
          <text:p text:style-name="P2">"/C=US/ST=Washington/L=Redmond/O=Microsoft Corporation/CN=Microsoft Code Signing PCA"</text:p>
          <text:p text:style-name="P2"/>
          <text:p text:style-name="P2">"/C=US/O=VeriSign, Inc./OU=VeriSign Trust Network/OU=Terms of use at https://www.verisign.com/rpa (c)10/CN=VeriSign Class 3 Code Signing 2010 CA"</text:p>
          <text:p text:style-name="P2"/>
          <text:p text:style-name="P3">"/C=GB/ST=Greater Manchester/L=Salford/O=COMODO CA Limited/CN=COMODO Code Signing CA 2"</text:p>
          <text:p text:style-name="P29"><text:span text:style-name="Source_20_Text">subject</text:span> </text:p>
          <text:p text:style-name="P25">A string containing information about the subject.</text:p>
          <text:p text:style-name="P29"><text:span text:style-name="Source_20_Text">version</text:span> </text:p>
          <text:p text:style-name="P25">Version number.</text:p>
          <text:p text:style-name="P29"><text:span text:style-name="Source_20_Text">algorithm</text:span> </text:p>
          <text:p text:style-name="P25">Algorithm used for this signature. Usually “sha1WithRSAEncryption”.</text:p>
          <text:p text:style-name="P29"><text:span text:style-name="Source_20_Text">serial</text:span> </text:p>
          <text:p text:style-name="P25">A string containing the serial number. This is an example:</text:p>
          <text:p text:style-name="P3">"52:00:e5:aa:25:56:fc:1a:86:ed:96:c9:d4:4b:33:c7"</text:p>
          <text:p text:style-name="P29"><text:span text:style-name="Source_20_Text">not_before</text:span> </text:p>
          <text:p text:style-name="P25">Unix timestamp on which validity period for this signature begins.</text:p>
          <text:p text:style-name="P29"><text:span text:style-name="Source_20_Text">not_after</text:span> </text:p>
          <text:p text:style-name="P25"><text:soft-page-break/>Unix timestamp on which validity period for this signature ends.</text:p>
          <text:p text:style-name="P29"><text:span text:style-name="Source_20_Text">valid_on</text:span>(<text:a xlink:type="simple" xlink:href="http://yara.readthedocs.io/en/v3.5.0/modules/pe.html#c.timestamp" text:style-name="Internet_20_link" text:visited-style-name="Visited_20_Internet_20_Link">timestamp</text:a>) </text:p>
          <text:p text:style-name="P25">Function returning true if the signature was valid the on date indicated by <text:span text:style-name="Emphasis">timestamp</text:span>. The following sentence:</text:p>
          <text:p text:style-name="P3">pe.signatures[n].valid_on(timestamp)</text:p>
          <text:p text:style-name="P25">Is equivalent to:</text:p>
          <text:p text:style-name="P3">timestamp &gt;= pe.signatures[n].not_before and timestamp &lt;= pe.signatures[n].not_after</text:p>
          <text:p text:style-name="P27"><text:span text:style-name="Source_20_Text">rich_signature</text:span> </text:p>
          <text:p text:style-name="P24">Structure containing information about PE’s rich signature as documented <text:a xlink:type="simple" xlink:href="http://www.ntcore.com/files/richsign.htm" text:style-name="Internet_20_link" text:visited-style-name="Visited_20_Internet_20_Link">here</text:a>.</text:p>
          <text:p text:style-name="P29"><text:span text:style-name="Source_20_Text">offset</text:span> </text:p>
          <text:p text:style-name="P25">Offset where the rich signature starts. It will be undefined if the file doesn’t have a rich signature.</text:p>
          <text:p text:style-name="P29"><text:span text:style-name="Source_20_Text">length</text:span> </text:p>
          <text:p text:style-name="P25">Length of the rich signature, not including the final “Rich” marker.</text:p>
          <text:p text:style-name="P29"><text:span text:style-name="Source_20_Text">key</text:span> </text:p>
          <text:p text:style-name="P25">Key used to encrypt the data with XOR.</text:p>
          <text:p text:style-name="P29"><text:span text:style-name="Source_20_Text">raw_data</text:span> </text:p>
          <text:p text:style-name="P25">Raw data as it appears in the file.</text:p>
          <text:p text:style-name="P29"><text:span text:style-name="Source_20_Text">clear_data</text:span> </text:p>
          <text:p text:style-name="P25">Data after being decrypted by XORing it with the key.</text:p>
          <text:p text:style-name="P29"><text:span text:style-name="Source_20_Text">version</text:span>(<text:a xlink:type="simple" xlink:href="http://yara.readthedocs.io/en/v3.5.0/modules/pe.html#c.version" text:style-name="Internet_20_link" text:visited-style-name="Visited_20_Internet_20_Link">version</text:a>, [<text:a xlink:type="simple" xlink:href="http://yara.readthedocs.io/en/v3.5.0/modules/pe.html#c.toolid" text:style-name="Internet_20_link" text:visited-style-name="Visited_20_Internet_20_Link">toolid</text:a>]) </text:p>
          <text:p text:style-name="P24">New in version 3.5.0: Function returning true if the PE has the specified <text:span text:style-name="Emphasis">version</text:span> in the PE’s rich signature. Provide the optional <text:span text:style-name="Emphasis">toolid</text:span> argument to only match when both match for one entry. More information can be found here:</text:p>
          <text:p text:style-name="P24"><text:a xlink:type="simple" xlink:href="http://www.ntcore.com/files/richsign.htm" text:style-name="Internet_20_link" text:visited-style-name="Visited_20_Internet_20_Link">http://www.ntcore.com/files/richsign.htm</text:a></text:p>
          <text:p text:style-name="P24"><text:span text:style-name="Emphasis">Example: pe.rich_signature.version(21005)</text:span></text:p>
          <text:p text:style-name="P29"><text:span text:style-name="Source_20_Text">toolid</text:span>(<text:a xlink:type="simple" xlink:href="http://yara.readthedocs.io/en/v3.5.0/modules/pe.html#c.toolid" text:style-name="Internet_20_link" text:visited-style-name="Visited_20_Internet_20_Link">toolid</text:a>, [<text:a xlink:type="simple" xlink:href="http://yara.readthedocs.io/en/v3.5.0/modules/pe.html#c.version" text:style-name="Internet_20_link" text:visited-style-name="Visited_20_Internet_20_Link">version</text:a>]) </text:p>
          <text:p text:style-name="P24"><text:soft-page-break/>New in version 3.5.0: Function returning true if the PE has the specified <text:span text:style-name="Emphasis">id</text:span> in the PE’s rich signature. Provide the optional <text:span text:style-name="Emphasis">version</text:span> argument to only match when both match for one entry. More information can be found here:</text:p>
          <text:p text:style-name="P24"><text:a xlink:type="simple" xlink:href="http://www.ntcore.com/files/richsign.htm" text:style-name="Internet_20_link" text:visited-style-name="Visited_20_Internet_20_Link">http://www.ntcore.com/files/richsign.htm</text:a></text:p>
          <text:p text:style-name="P24"><text:span text:style-name="Emphasis">Example: pe.rich_signature.toolid(222)</text:span></text:p>
          <text:p text:style-name="P27"><text:span text:style-name="Source_20_Text">exports</text:span>(function_name) </text:p>
          <text:p text:style-name="P24">Function returning true if the PE exports <text:span text:style-name="Emphasis">function_name</text:span> or false otherwise.</text:p>
          <text:p text:style-name="P24"><text:span text:style-name="Emphasis">Example: pe.exports(“CPlApplet”)</text:span></text:p>
          <text:p text:style-name="P27"><text:span text:style-name="Source_20_Text">imports</text:span>(dll_name, function_name) </text:p>
          <text:p text:style-name="P24">Function returning true if the PE imports <text:span text:style-name="Emphasis">function_name</text:span> from <text:span text:style-name="Emphasis">dll_name</text:span>, or false otherwise. <text:span text:style-name="Emphasis">dll_name</text:span> is case insensitive.</text:p>
          <text:p text:style-name="P24"><text:span text:style-name="Emphasis">Example: pe.imports(“kernel32.dll”, “WriteProcessMemory”)</text:span></text:p>
          <text:p text:style-name="P27"><text:span text:style-name="Source_20_Text">imports</text:span>(dll_name) </text:p>
          <text:p text:style-name="P24">New in version 3.5.0.</text:p>
          <text:p text:style-name="P24">Function returning true if the PE imports anything from <text:span text:style-name="Emphasis">dll_name</text:span>, or false otherwise. <text:span text:style-name="Emphasis">dll_name</text:span> is case insensitive.</text:p>
          <text:p text:style-name="P24"><text:span text:style-name="Emphasis">Example: pe.imports(“kernel32.dll”)</text:span></text:p>
          <text:p text:style-name="P27"><text:span text:style-name="Source_20_Text">imports</text:span>(dll_name, ordinal) </text:p>
          <text:p text:style-name="P24">New in version 3.5.0.</text:p>
          <text:p text:style-name="P24">Function returning true if the PE imports <text:span text:style-name="Emphasis">ordinal</text:span> from <text:span text:style-name="Emphasis">dll_name</text:span>, or false otherwise. <text:span text:style-name="Emphasis">dll_name</text:span> is case insensitive.</text:p>
          <text:p text:style-name="P24"><text:span text:style-name="Emphasis">Example: pe.imports(“WS2_32.DLL”, 3)</text:span></text:p>
          <text:p text:style-name="P27"><text:span text:style-name="Source_20_Text">locale</text:span>(locale_identifier) </text:p>
          <text:p text:style-name="P24">New in version 3.2.0.</text:p>
          <text:p text:style-name="P24">Function returning true if the PE has a resource with the specified locale identifier. Locale identifiers are 16-bit integers and can be found here:</text:p>
          <text:p text:style-name="P24"><text:a xlink:type="simple" xlink:href="http://msdn.microsoft.com/en-us/library/windows/desktop/dd318693%28v=vs.85%29.aspx" text:style-name="Internet_20_link" text:visited-style-name="Visited_20_Internet_20_Link">http://msdn.microsoft.com/en-us/library/windows/desktop/dd318693(v=vs.85).aspx</text:a></text:p>
          <text:p text:style-name="P24"><text:span text:style-name="Emphasis">Example: pe.locale(0x0419) // Russian (RU)</text:span></text:p>
          <text:p text:style-name="P27"><text:span text:style-name="Source_20_Text">language</text:span>(language_identifier) </text:p>
          <text:p text:style-name="P24"><text:soft-page-break/>New in version 3.2.0.</text:p>
          <text:p text:style-name="P24">Function returning true if the PE has a resource with the specified language identifier. Language identifiers are 8-bit integers and can be found here:</text:p>
          <text:p text:style-name="P24"><text:a xlink:type="simple" xlink:href="http://msdn.microsoft.com/en-us/library/windows/desktop/dd318693%28v=vs.85%29.aspx" text:style-name="Internet_20_link" text:visited-style-name="Visited_20_Internet_20_Link">http://msdn.microsoft.com/en-us/library/windows/desktop/dd318693(v=vs.85).aspx</text:a></text:p>
          <text:p text:style-name="P24"><text:span text:style-name="Emphasis">Example: pe.language(0x0A) // Spanish</text:span></text:p>
          <text:p text:style-name="P27"><text:span text:style-name="Source_20_Text">imphash</text:span>() </text:p>
          <text:p text:style-name="P24">New in version 3.2.0.</text:p>
          <text:p text:style-name="P24">Function returning the import hash or imphash for the PE. The imphash is a MD5 hash of the PE’s import table after some normalization. The imphash for a PE can be also computed with <text:a xlink:type="simple" xlink:href="http://code.google.com/p/pefile/" text:style-name="Internet_20_link" text:visited-style-name="Visited_20_Internet_20_Link">pefile</text:a> and you can find more information in <text:a xlink:type="simple" xlink:href="https://www.mandiant.com/blog/tracking-malware-import-hashing/" text:style-name="Internet_20_link" text:visited-style-name="Visited_20_Internet_20_Link">Mandiant’s blog</text:a>.</text:p>
          <text:p text:style-name="P24"><text:span text:style-name="Emphasis">Example: pe.imphash() == “b8bb385806b89680e13fc0cf24f4431e”</text:span></text:p>
          <text:p text:style-name="P27"><text:span text:style-name="Source_20_Text">section_index</text:span>(name) </text:p>
          <text:p text:style-name="P24">Function returning the index into the sections array for the section that has <text:span text:style-name="Emphasis">name</text:span>. <text:span text:style-name="Emphasis">name</text:span> is case sensitive.</text:p>
          <text:p text:style-name="P24"><text:span text:style-name="Emphasis">Example: pe.section_index(”.TEXT”)</text:span></text:p>
          <text:p text:style-name="P27"><text:span text:style-name="Source_20_Text">section_index</text:span>(addr) </text:p>
          <text:p text:style-name="P24">New in version 3.3.0: Function returning the index into the sections array for the section that has <text:span text:style-name="Emphasis">addr</text:span>. <text:span text:style-name="Emphasis">addr</text:span> can be an offset into the file or a memory address.</text:p>
          <text:p text:style-name="P24"><text:span text:style-name="Emphasis">Example: pe.section_index(pe.entry_point)</text:span></text:p>
          <text:p text:style-name="P27"><text:span text:style-name="Source_20_Text">is_dll</text:span>() </text:p>
          <text:p text:style-name="P24">New in version 3.5.0.</text:p>
          <text:p text:style-name="P24">Function returning true if the PE is a DLL.</text:p>
          <text:p text:style-name="P24"><text:span text:style-name="Emphasis">Example: pe.is_dll()</text:span></text:p>
          <text:p text:style-name="P27"><text:span text:style-name="Source_20_Text">is_32bit</text:span>() </text:p>
          <text:p text:style-name="P24">New in version 3.5.0.</text:p>
          <text:p text:style-name="P24">Function returning true if the PE is 32bits.</text:p>
          <text:p text:style-name="P24"><text:span text:style-name="Emphasis">Example: pe.is_32bit()</text:span></text:p>
          <text:p text:style-name="P27"><text:span text:style-name="Source_20_Text">is_64bit</text:span>() </text:p>
          <text:p text:style-name="P24"><text:soft-page-break/>New in version 3.5.0.</text:p>
          <text:p text:style-name="P24">Function returning true if the PE is 64bits.</text:p>
          <text:p text:style-name="P24"><text:span text:style-name="Emphasis">Example: pe.is_64bit()</text:span></text:p>
        </text:section>
      </text:section>
      <text:p text:style-name="P1"/>
      <text:p text:style-name="P17"><text:span text:style-name="T2">M</text:span><text:span text:style-name="T3">agic M</text:span><text:span text:style-name="T2">odule</text:span></text:p>
      <text:p text:style-name="P17"><text:span text:style-name="T2"/></text:p>
      <text:p text:style-name="P23">There are two functions in the Magic Module:<text:span text:style-name="T19"> type()</text:span> and <text:span text:style-name="T19">mime_type().</text:span></text:p>
      <text:p text:style-name="P23"/>
      <text:p text:style-name="P27"><text:bookmark text:name="c.type"/><text:span text:style-name="Source_20_Text"><text:span text:style-name="T19">type</text:span></text:span><text:span text:style-name="T19">() </text:span></text:p>
      <text:p text:style-name="P24">Function returning a string with the type of the file.</text:p>
      <text:p text:style-name="P24"><text:span text:style-name="Emphasis">Example: magic.type() contains “PDF”</text:span></text:p>
      <text:p text:style-name="P27"><text:bookmark text:name="c.mime_type"/><text:span text:style-name="Source_20_Text"><text:span text:style-name="T19">mime_type</text:span></text:span><text:span text:style-name="T19">() </text:span></text:p>
      <text:p text:style-name="P24">Function returning a string with the MIME type of the file.</text:p>
      <text:p text:style-name="P24"><text:span text:style-name="Emphasis">Example: magic.mime_type() == “application/pdf”</text:span></text:p>
      <text:p text:style-name="P23">_________________________________________________________</text:p>
      <text:p text:style-name="P23"/>
      <text:p text:style-name="P18"><text:span text:style-name="Source_20_Text"><text:span text:style-name="T2">M</text:span></text:span><text:span text:style-name="Source_20_Text"><text:span text:style-name="T3">a</text:span></text:span><text:span text:style-name="Source_20_Text"><text:span text:style-name="T4">th</text:span></text:span><text:span text:style-name="Source_20_Text"><text:span text:style-name="T3"> M</text:span></text:span><text:span text:style-name="Source_20_Text"><text:span text:style-name="T2">odule</text:span></text:span></text:p>
      <text:p text:style-name="P18"><text:span text:style-name="Source_20_Text"><text:span text:style-name="T2"/></text:span></text:p>
      <text:p text:style-name="P26"><text:bookmark text:name="c.entropy"/><text:span text:style-name="Source_20_Text"><text:span text:style-name="T2">entropy(</text:span></text:span><text:a xlink:type="simple" xlink:href="http://yara.readthedocs.io/en/v3.5.0/modules/elf.html#c.offset" text:style-name="Internet_20_link" text:visited-style-name="Visited_20_Internet_20_Link"><text:span text:style-name="Source_20_Text"><text:span text:style-name="T2">offset</text:span></text:span></text:a><text:span text:style-name="Source_20_Text"><text:span text:style-name="T2">, </text:span></text:span><text:a xlink:type="simple" xlink:href="http://yara.readthedocs.io/en/v3.5.0/writingmodules.html#c.size" text:style-name="Internet_20_link" text:visited-style-name="Visited_20_Internet_20_Link"><text:span text:style-name="Source_20_Text"><text:span text:style-name="T2">size</text:span></text:span></text:a><text:span text:style-name="Source_20_Text"><text:span text:style-name="T2">) </text:span></text:span></text:p>
      <text:p text:style-name="P24">Returns the entropy for <text:span text:style-name="Emphasis">size</text:span> bytes starting at <text:span text:style-name="Emphasis">offset</text:span>. When scanning a running process the <text:span text:style-name="Emphasis">offset</text:span> argument should be a virtual address within the process address space. The returned value is a float.</text:p>
      <text:p text:style-name="P24"><text:span text:style-name="Emphasis">Example: math.entropy(0, filesize) &gt;= 7</text:span></text:p>
      <text:p text:style-name="P27"><text:span text:style-name="Source_20_Text">entropy</text:span>(string) </text:p>
      <text:p text:style-name="P24">Returns the entropy for the given string.</text:p>
      <text:p text:style-name="P24"><text:span text:style-name="Emphasis">Example: math.entropy(“dummy”) &gt; 7</text:span></text:p>
      <text:p text:style-name="P27"><text:bookmark text:name="c.monte_carlo_pi"/><text:span text:style-name="Source_20_Text">monte_carlo_pi</text:span>(<text:a xlink:type="simple" xlink:href="http://yara.readthedocs.io/en/v3.5.0/modules/elf.html#c.offset" text:style-name="Internet_20_link" text:visited-style-name="Visited_20_Internet_20_Link">offset</text:a>, <text:a xlink:type="simple" xlink:href="http://yara.readthedocs.io/en/v3.5.0/writingmodules.html#c.size" text:style-name="Internet_20_link" text:visited-style-name="Visited_20_Internet_20_Link">size</text:a>) </text:p>
      <text:p text:style-name="P24">Returns the percentage away from Pi for the <text:span text:style-name="Emphasis">size</text:span> bytes starting at <text:span text:style-name="Emphasis">offset</text:span> when run through the Monte Carlo from Pi test. When scanning a running process the <text:span text:style-name="Emphasis">offset</text:span> argument should be a virtual address within the process address space. The returned value is a float.</text:p>
      <text:p text:style-name="P24"><text:span text:style-name="Emphasis">Example: math.monte_carlo_pi(0, filesize) &lt; 0.07</text:span></text:p>
      <text:p text:style-name="P27"><text:soft-page-break/><text:span text:style-name="Source_20_Text">monte_carlo_pi</text:span>(string) </text:p>
      <text:p text:style-name="P24">Return the percentage away from Pi for the given string.</text:p>
      <text:p text:style-name="P27"><text:bookmark text:name="c.serial_correlation"/><text:span text:style-name="Source_20_Text">serial_correlation</text:span>(<text:a xlink:type="simple" xlink:href="http://yara.readthedocs.io/en/v3.5.0/modules/elf.html#c.offset" text:style-name="Internet_20_link" text:visited-style-name="Visited_20_Internet_20_Link">offset</text:a>, <text:a xlink:type="simple" xlink:href="http://yara.readthedocs.io/en/v3.5.0/writingmodules.html#c.size" text:style-name="Internet_20_link" text:visited-style-name="Visited_20_Internet_20_Link">size</text:a>) </text:p>
      <text:p text:style-name="P24">Returns the serial correlation for the <text:span text:style-name="Emphasis">size</text:span> bytes starting at <text:span text:style-name="Emphasis">offset</text:span>. When scanning a running process the <text:span text:style-name="Emphasis">offset</text:span> argument should be a virtual address within the process address space. The returned value is a float between 0.0 and 1.0.</text:p>
      <text:p text:style-name="P24"><text:span text:style-name="Emphasis">Example: math.serial_correlation(0, filesize) &lt; 0.2</text:span></text:p>
      <text:p text:style-name="P27"><text:span text:style-name="Source_20_Text">serial_correlation</text:span>(string) </text:p>
      <text:p text:style-name="P24">Return the serial correlation for the given string.</text:p>
      <text:p text:style-name="P27"><text:bookmark text:name="c.mean"/><text:span text:style-name="Source_20_Text">mean</text:span>(<text:a xlink:type="simple" xlink:href="http://yara.readthedocs.io/en/v3.5.0/modules/elf.html#c.offset" text:style-name="Internet_20_link" text:visited-style-name="Visited_20_Internet_20_Link">offset</text:a>, <text:a xlink:type="simple" xlink:href="http://yara.readthedocs.io/en/v3.5.0/writingmodules.html#c.size" text:style-name="Internet_20_link" text:visited-style-name="Visited_20_Internet_20_Link">size</text:a>) </text:p>
      <text:p text:style-name="P24">Returns the mean for the <text:span text:style-name="Emphasis">size</text:span> bytes starting at <text:span text:style-name="Emphasis">offset</text:span>. When scanning a running process the <text:span text:style-name="Emphasis">offset</text:span> argument should be a virtual address within the process address space. The returned value is a float.</text:p>
      <text:p text:style-name="P24"><text:span text:style-name="Emphasis">Example: math.mean(0, filesize) &lt; 72.0</text:span></text:p>
      <text:p text:style-name="P27"><text:span text:style-name="Source_20_Text">mean</text:span>(string) </text:p>
      <text:p text:style-name="P24">Return the mean for the given string.</text:p>
      <text:p text:style-name="P27"><text:bookmark text:name="c.deviation"/><text:span text:style-name="Source_20_Text">deviation</text:span>(<text:span text:style-name="T20">o</text:span>ffset, <text:a xlink:type="simple" xlink:href="http://yara.readthedocs.io/en/v3.5.0/writingmodules.html#c.size" text:style-name="Internet_20_link" text:visited-style-name="Visited_20_Internet_20_Link">size</text:a>, <text:a xlink:type="simple" xlink:href="http://yara.readthedocs.io/en/v3.5.0/modules/math.html#c.mean" text:style-name="Internet_20_link" text:visited-style-name="Visited_20_Internet_20_Link">mean</text:a>) </text:p>
      <text:p text:style-name="P24">Returns the deviation from the mean for the <text:span text:style-name="Emphasis">size</text:span> bytes starting at <text:span text:style-name="Emphasis">offset</text:span>. When scanning a running process the <text:span text:style-name="Emphasis">offset</text:span> argument should be a virtual address within the process address space. The returned value is a float.</text:p>
      <text:p text:style-name="P24">The mean of an equally distributed random sample of bytes is 127.5, which is available as the constant math.MEAN_BYTES.</text:p>
      <text:p text:style-name="P24"><text:span text:style-name="Emphasis">Example: math.deviation(0, filesize, math.MEAN_BYTES) == 64.0</text:span></text:p>
      <text:p text:style-name="P27"><text:span text:style-name="Source_20_Text">deviation</text:span>(string, <text:a xlink:type="simple" xlink:href="http://yara.readthedocs.io/en/v3.5.0/modules/math.html#c.mean" text:style-name="Internet_20_link" text:visited-style-name="Visited_20_Internet_20_Link">mean</text:a>) </text:p>
      <text:p text:style-name="P24">Return the deviation from the mean for the given string.</text:p>
      <text:p text:style-name="P27"><text:bookmark text:name="c.in_range"/><text:span text:style-name="Source_20_Text">in_range</text:span>(test, lower, upper) </text:p>
      <text:p text:style-name="P24">Returns true if the <text:span text:style-name="Emphasis">test</text:span> value is between <text:span text:style-name="Emphasis">lower</text:span> and <text:span text:style-name="Emphasis">upper</text:span> values. The comparisons are inclusive.</text:p>
      <text:p text:style-name="P24"><text:span text:style-name="Emphasis">Example: math.in_range(math.deviation(0, filesize, math.MEAN_BYTES), 63.9, 64,1)</text:span></text:p>
      <text:p text:style-name="P18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09:30:27.308675354</meta:creation-date>
    <dc:date>2017-02-08T16:20:51.794062405</dc:date>
    <meta:editing-duration>PT5H21M52S</meta:editing-duration>
    <meta:editing-cycles>49</meta:editing-cycles>
    <meta:generator>LibreOffice/5.1.4.2$Linux_X86_64 LibreOffice_project/10m0$Build-2</meta:generator>
    <meta:document-statistic meta:table-count="0" meta:image-count="0" meta:object-count="0" meta:page-count="13" meta:paragraph-count="338" meta:word-count="1757" meta:character-count="13474" meta:non-whitespace-character-count="11882"/>
  </office:meta>
</office:document-meta>
</file>